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5ab73" officeooo:paragraph-rsid="0005ab73"/>
    </style:style>
    <style:style style:name="P3" style:family="paragraph" style:parent-style-name="Standard">
      <style:text-properties fo:color="#ff0000" loext:opacity="100%" officeooo:rsid="0005ab73" officeooo:paragraph-rsid="0005ab73"/>
    </style:style>
    <style:style style:name="P4" style:family="paragraph" style:parent-style-name="Standard">
      <style:text-properties fo:color="#3465a4" loext:opacity="100%" officeooo:rsid="0005ab73" officeooo:paragraph-rsid="0005ab73"/>
    </style:style>
    <style:style style:name="T1" style:family="text">
      <style:text-properties fo:color="#3465a4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uper Mouse Adventure Agenda</text:h>
      <text:p text:style-name="P2"/>
      <text:p text:style-name="P3">rot = <text:span text:style-name="T3">noch zu erledigen</text:span></text:p>
      <text:p text:style-name="P2"/>
      <text:p text:style-name="P2"><text:span text:style-name="T1">(1)</text:span> <text:span text:style-name="T2">Boss-Kampf gegen Schnecke</text:span></text:p>
      <text:p text:style-name="P2"><text:span text:style-name="T1">(2)</text:span> <text:span text:style-name="T2">Animierte Maus (Laufen, Sprung, Bewegung)</text:span></text:p>
      <text:p text:style-name="P2"><text:span text:style-name="T1">(3)</text:span> <text:span text:style-name="T2">Tilemap für Versteck der Cheese Coin</text:span></text:p>
      <text:p text:style-name="P4">(4) <text:span text:style-name="T2">Scene für den Levelabschluss</text:span></text:p>
      <text:p text:style-name="P4">(5)<text:span text:style-name="T2"> Kamera-Pfad</text:span></text:p>
      <text:p text:style-name="P2"/>
      <text:p text:style-name="P2">Kommentare:</text:p>
      <text:p text:style-name="P2"><text:span text:style-name="T1">(4)</text:span> Wenn das Level beendet wurde, soll eine Scene geladen werden, welche die gesammelten Items und eine tanzende Maus zeigen soll, um den Erfolg des Spielers kurz zu feier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16:35:36.745000000</meta:creation-date>
    <dc:date>2021-06-26T16:46:52.425000000</dc:date>
    <meta:editing-duration>PT25S</meta:editing-duration>
    <meta:editing-cycles>1</meta:editing-cycles>
    <meta:document-statistic meta:table-count="0" meta:image-count="0" meta:object-count="0" meta:page-count="1" meta:paragraph-count="9" meta:word-count="63" meta:character-count="396" meta:non-whitespace-character-count="342"/>
    <meta:generator>LibreOffice/7.0.5.2$Windows_X86_64 LibreOffice_project/64390860c6cd0aca4beafafcfd84613dd9dfb63a</meta:generator>
  </office:meta>
</office:document-meta>
</file>